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432cm"/>
    </style:style>
    <style:style style:name="co4" style:family="table-column">
      <style:table-column-properties fo:break-before="auto" style:column-width="9.045cm"/>
    </style:style>
    <style:style style:name="co5" style:family="table-column">
      <style:table-column-properties fo:break-before="auto" style:column-width="6.35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column table:style-name="co5" table:default-cell-style-name="Default"/>
        <table:table-row table:style-name="ro1">
          <table:table-cell office:value-type="string">
            <text:p>Własności wiązki laserowej:</text:p>
          </table:table-cell>
          <table:table-cell office:value-type="string">
            <text:p>Własności światła słonecznego</text:p>
          </table:table-cell>
          <table:table-cell table:number-columns-repeated="10"/>
        </table:table-row>
        <table:table-row table:style-name="ro1">
          <table:table-cell office:value-type="string">
            <text:p>równoległość wiązki</text:p>
          </table:table-cell>
          <table:table-cell office:value-type="string">
            <text:p>Fala kulista</text:p>
          </table:table-cell>
          <table:table-cell office:value-type="string">
            <text:p>alfa</text:p>
          </table:table-cell>
          <table:table-cell office:value-type="string">
            <text:p>beta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xmax</text:p>
          </table:table-cell>
          <table:table-cell office:value-type="string">
            <text:p>lambda</text:p>
          </table:table-cell>
          <table:table-cell office:value-type="string">
            <text:p>L</text:p>
          </table:table-cell>
          <table:table-cell office:value-type="string">
            <text:p>I(x)/I0</text:p>
          </table:table-cell>
          <table:table-cell table:number-columns-repeated="2"/>
        </table:table-row>
        <table:table-row table:style-name="ro1">
          <table:table-cell office:value-type="string">
            <text:p>wąskie pasmo spektralne - monochromatyczna (szerokość ok. 10^6 Hz)</text:p>
          </table:table-cell>
          <table:table-cell office:value-type="string">
            <text:p>Szerokie pasmo, ok. 10^15 Hz</text:p>
          </table:table-cell>
          <table:table-cell table:formula="of:=3.14*[.E3]*[.G3]/([.H3]*[.I3])" office:value-type="float" office:value="0.0008635">
            <text:p>0,0008635</text:p>
          </table:table-cell>
          <table:table-cell table:formula="of:=3.14*[.F3]*[.G3]/([.H3]*[.I3])" office:value-type="float" office:value="3.14">
            <text:p>3,14</text:p>
          </table:table-cell>
          <table:table-cell table:formula="of:=5*[.H3]" office:value-type="float" office:value="0.00000275">
            <text:p>0,00000275</text:p>
          </table:table-cell>
          <table:table-cell office:value-type="float" office:value="0.01">
            <text:p>0,01</text:p>
          </table:table-cell>
          <table:table-cell table:formula="of:=[.H3]*[.I3]/[.F3]" office:value-type="float" office:value="0.000055">
            <text:p>0,000055</text:p>
          </table:table-cell>
          <table:table-cell table:formula="of:=550 * 10^(-9)" office:value-type="float" office:value="0.00000055">
            <text:p>0,00000055</text:p>
          </table:table-cell>
          <table:table-cell office:value-type="float" office:value="1">
            <text:p>1</text:p>
          </table:table-cell>
          <table:table-cell table:formula="of:=(SIN([.C3])/[.C3])^2 * (COS([.D3]))^2" office:value-type="float" office:value="0.999997214913259">
            <text:p>0,9999972149</text:p>
          </table:table-cell>
          <table:table-cell table:number-columns-repeated="2"/>
        </table:table-row>
        <table:table-row table:style-name="ro1">
          <table:table-cell office:value-type="string">
            <text:p>duża gęstość mocy – ok. 500 MW/m^2</text:p>
          </table:table-cell>
          <table:table-cell office:value-type="string">
            <text:p>gęstość mocy ok. 700 W/m^2</text:p>
          </table:table-cell>
          <table:table-cell table:formula="of:=3.14*[.E4]*[.G4]/([.H4]*[.I4])" office:value-type="float" office:value="0.01727">
            <text:p>0,01727</text:p>
          </table:table-cell>
          <table:table-cell table:formula="of:=3.14*[.F4]*[.G4]/([.H4]*[.I4])" office:value-type="float" office:value="3.14">
            <text:p>3,14</text:p>
          </table:table-cell>
          <table:table-cell table:formula="of:=10*[.H4]" office:value-type="float" office:value="0.0000055">
            <text:p>0,0000055</text:p>
          </table:table-cell>
          <table:table-cell office:value-type="float" office:value="0.001">
            <text:p>0,001</text:p>
          </table:table-cell>
          <table:table-cell table:formula="of:=[.H4]*[.I4]/[.F4]" office:value-type="float" office:value="0.00055">
            <text:p>0,00055</text:p>
          </table:table-cell>
          <table:table-cell table:formula="of:=550 * 10^(-9)" office:value-type="float" office:value="0.00000055">
            <text:p>0,00000055</text:p>
          </table:table-cell>
          <table:table-cell office:value-type="float" office:value="1">
            <text:p>1</text:p>
          </table:table-cell>
          <table:table-cell table:formula="of:=(SIN([.C4])/[.C4])^2 * (COS([.D4]))^2" office:value-type="float" office:value="0.999898050028983">
            <text:p>0,99989805</text:p>
          </table:table-cell>
          <table:table-cell table:number-columns-repeated="2"/>
        </table:table-row>
        <table:table-row table:style-name="ro1">
          <table:table-cell office:value-type="string">
            <text:p>wysoka spójność</text:p>
          </table:table-cell>
          <table:table-cell office:value-type="string">
            <text:p>słaba spójność – ok. 10^-9s odpowiada ok. 30 cm</text:p>
          </table:table-cell>
          <table:table-cell table:formula="of:=3.14*[.E5]*[.G5]/([.H5]*[.I5])" office:value-type="float" office:value="0.1413">
            <text:p>0,1413</text:p>
          </table:table-cell>
          <table:table-cell table:formula="of:=3.14*[.F5]*[.G5]/([.H5]*[.I5])" office:value-type="float" office:value="3.14">
            <text:p>3,14</text:p>
          </table:table-cell>
          <table:table-cell table:formula="of:=10*[.H5]" office:value-type="float" office:value="0.0000045">
            <text:p>0,0000045</text:p>
          </table:table-cell>
          <table:table-cell office:value-type="float" office:value="0.0001">
            <text:p>0,0001</text:p>
          </table:table-cell>
          <table:table-cell table:formula="of:=[.H5]*[.I5]/[.F5]" office:value-type="float" office:value="0.0045">
            <text:p>0,0045</text:p>
          </table:table-cell>
          <table:table-cell table:formula="of:=450 * 10^(-9)" office:value-type="float" office:value="0.00000045">
            <text:p>0,00000045</text:p>
          </table:table-cell>
          <table:table-cell office:value-type="float" office:value="1">
            <text:p>1</text:p>
          </table:table-cell>
          <table:table-cell table:formula="of:=(SIN([.C5])/[.C5])^2 * (COS([.D5]))^2" office:value-type="float" office:value="0.993359941883695">
            <text:p>0,9933599419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fizyka.umk.pl/~bezet/pdf/podst_fl.pdf">Skąd to wziąłem</text:a></text:p>
          </table:table-cell>
          <table:table-cell/>
          <table:table-cell table:formula="of:=3.14*[.E6]*[.G6]/([.H6]*[.I6])" office:value-type="float" office:value="1.727">
            <text:p>1,727</text:p>
          </table:table-cell>
          <table:table-cell table:formula="of:=3.14*[.F6]*[.G6]/([.H6]*[.I6])" office:value-type="float" office:value="3.14">
            <text:p>3,14</text:p>
          </table:table-cell>
          <table:table-cell table:formula="of:=10*[.H6]" office:value-type="float" office:value="0.0000055">
            <text:p>0,0000055</text:p>
          </table:table-cell>
          <table:table-cell office:value-type="float" office:value="0.00001">
            <text:p>0,00001</text:p>
          </table:table-cell>
          <table:table-cell table:formula="of:=[.H6]*[.I6]/[.F6]" office:value-type="float" office:value="0.055">
            <text:p>0,055</text:p>
          </table:table-cell>
          <table:table-cell table:formula="of:=550 * 10^(-9)" office:value-type="float" office:value="0.00000055">
            <text:p>0,00000055</text:p>
          </table:table-cell>
          <table:table-cell office:value-type="float" office:value="1">
            <text:p>1</text:p>
          </table:table-cell>
          <table:table-cell table:formula="of:=(SIN([.C6])/[.C6])^2 * (COS([.D6]))^2" office:value-type="float" office:value="0.327170578884031">
            <text:p>0,327170578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3.14*[.E7]*[.G7]/([.H7]*[.I7])" office:value-type="float" office:value="0.8635">
            <text:p>0,8635</text:p>
          </table:table-cell>
          <table:table-cell table:formula="of:=3.14*[.F7]*[.G7]/([.H7]*[.I7])" office:value-type="float" office:value="3.14">
            <text:p>3,14</text:p>
          </table:table-cell>
          <table:table-cell table:formula="of:=10*[.H7]" office:value-type="float" office:value="0.0000055">
            <text:p>0,0000055</text:p>
          </table:table-cell>
          <table:table-cell office:value-type="float" office:value="0.00002">
            <text:p>0,00002</text:p>
          </table:table-cell>
          <table:table-cell table:formula="of:=[.H7]*[.I7]/[.F7]" office:value-type="float" office:value="0.0275">
            <text:p>0,0275</text:p>
          </table:table-cell>
          <table:table-cell table:formula="of:=550 * 10^(-9)" office:value-type="float" office:value="0.00000055">
            <text:p>0,00000055</text:p>
          </table:table-cell>
          <table:table-cell office:value-type="float" office:value="1">
            <text:p>1</text:p>
          </table:table-cell>
          <table:table-cell table:formula="of:=(SIN([.C7])/[.C7])^2 * (COS([.D7]))^2" office:value-type="float" office:value="0.774890235114774">
            <text:p>0,7748902351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3.14*[.E8]*[.G8]/([.H8]*[.I8])" office:value-type="float" office:value="0.575666666666667">
            <text:p>0,5756666667</text:p>
          </table:table-cell>
          <table:table-cell table:formula="of:=3.14*[.F8]*[.G8]/([.H8]*[.I8])" office:value-type="float" office:value="3.14">
            <text:p>3,14</text:p>
          </table:table-cell>
          <table:table-cell table:formula="of:=10*[.H8]" office:value-type="float" office:value="0.0000055">
            <text:p>0,0000055</text:p>
          </table:table-cell>
          <table:table-cell office:value-type="float" office:value="0.00003">
            <text:p>0,00003</text:p>
          </table:table-cell>
          <table:table-cell table:formula="of:=[.H8]*[.I8]/[.F8]" office:value-type="float" office:value="0.0183333333333333">
            <text:p>0,0183333333</text:p>
          </table:table-cell>
          <table:table-cell table:formula="of:=550 * 10^(-9)" office:value-type="float" office:value="0.00000055">
            <text:p>0,00000055</text:p>
          </table:table-cell>
          <table:table-cell office:value-type="float" office:value="1">
            <text:p>1</text:p>
          </table:table-cell>
          <table:table-cell table:formula="of:=(SIN([.C8])/[.C8])^2 * (COS([.D8]))^2" office:value-type="float" office:value="0.894300764990528">
            <text:p>0,894300765</text:p>
          </table:table-cell>
          <table:table-cell/>
          <table:table-cell office:value-type="string">
            <text:p>I(x) = I0 (sin alfa/alfa) ^ 2 cos ^2 beta</text:p>
          </table:table-cell>
        </table:table-row>
        <table:table-row table:style-name="ro2">
          <table:table-cell table:number-columns-repeated="2"/>
          <table:table-cell table:formula="of:=3.14*[.E9]*[.G9]/([.H9]*[.I9])" office:value-type="float" office:value="0.43175">
            <text:p>0,43175</text:p>
          </table:table-cell>
          <table:table-cell table:formula="of:=3.14*[.F9]*[.G9]/([.H9]*[.I9])" office:value-type="float" office:value="3.14">
            <text:p>3,14</text:p>
          </table:table-cell>
          <table:table-cell table:formula="of:=10*[.H9]" office:value-type="float" office:value="0.0000055">
            <text:p>0,0000055</text:p>
          </table:table-cell>
          <table:table-cell office:value-type="float" office:value="0.00004">
            <text:p>0,00004</text:p>
          </table:table-cell>
          <table:table-cell table:formula="of:=[.H9]*[.I9]/[.F9]" office:value-type="float" office:value="0.01375">
            <text:p>0,01375</text:p>
          </table:table-cell>
          <table:table-cell table:formula="of:=550 * 10^(-9)" office:value-type="float" office:value="0.00000055">
            <text:p>0,00000055</text:p>
          </table:table-cell>
          <table:table-cell office:value-type="float" office:value="1">
            <text:p>1</text:p>
          </table:table-cell>
          <table:table-cell table:formula="of:=(SIN([.C9])/[.C9])^2 * (COS([.D9]))^2" office:value-type="float" office:value="0.939385556943094">
            <text:p>0,9393855569</text:p>
          </table:table-cell>
          <table:table-cell/>
          <table:table-cell office:value-type="string">
            <text:p>Alfa = pi a x / (lambda L)</text:p>
          </table:table-cell>
        </table:table-row>
        <table:table-row table:style-name="ro1">
          <table:table-cell table:number-columns-repeated="11"/>
          <table:table-cell office:value-type="string">
            <text:p>Beta = pi d x / (lambda L)</text:p>
          </table:table-cell>
        </table:table-row>
        <table:table-row table:style-name="ro1">
          <table:table-cell table:number-columns-repeated="11"/>
          <table:table-cell office:value-type="string">
            <text:p>Xmax = lambda L / d</text:p>
          </table:table-cell>
        </table:table-row>
      </table:table>
      <table:table table:name="Arkusz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17.10.2016</text:date>, <text:time>16:19:3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ron Markowski</meta:initial-creator>
    <meta:creation-date>2016-10-17T12:04:45.16</meta:creation-date>
    <dc:date>2016-10-17T16:19:30.53</dc:date>
    <dc:creator>Miron Markowski</dc:creator>
    <meta:editing-duration>PT3H57M55S</meta:editing-duration>
    <meta:editing-cycles>3</meta:editing-cycles>
    <meta:generator>OpenOffice/4.1.2$Win32 OpenOffice.org_project/412m3$Build-9782</meta:generator>
    <meta:document-statistic meta:table-count="3" meta:cell-count="79" meta:object-count="0"/>
  </office:meta>
</office:document-meta>
</file>